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lace where I lived in Trade city was situated on the far left side of town. It was the kind of place nothing interesting ever happened. Unless you did it your self. </text:p>
      <text:p text:style-name="Standard">There was no bar and there where no coffee shops. All I had there was the night shop on the corner, the library and the shopping mall. <text:s/></text:p>
      <text:p text:style-name="Standard">Even the architecture of the neighborhood was rather dull. Cubical building blocks one after the other except for the puplic buildings. They stood high and they where different. </text:p>
      <text:p text:style-name="Standard">Formally the place I lived in had been a school which had been evacuated. The school also had its history apart of it was a story where one student murdered his teacher with a riffle. It had happened <text:s/>during a lesson. The teacher had asked the student to take up his books from his bag but instead the student grabbed his riffle and filled the teacher with holes. The teacher ended up dead in the corner of the class room leaving echoing screams bouncing between the walls and through him. <text:s text:c="2"/></text:p>
      <text:p text:style-name="Standard"/>
      <text:p text:style-name="Standard">After that the school had been evacuated and had been empty for quite some time. Since there was a law in Trade city that vacant buildings could be occupied by who ever had the guts. There where also companies that made money from securing the property. For the owners of course. But the deal was that they got money from the renters and the owners. I could not figure out this deal but somewhere in it there must have been a clause stating that the renders could be treaded like shit and that they had no rights. I guess it was because the rent was so cheap. Little money equals little service and no respect.</text:p>
      <text:p text:style-name="Standard"/>
      <text:p text:style-name="Standard">It was thursday and I was at the school in my new studio working on the stuff. I felt good that moment. Finally I had a place where I could work in piece. There was no girlfriend. Nobody to tell my how much problems I had or how fucked up I was. Except me. But that was ok. I was on my own terms.</text:p>
      <text:p text:style-name="Standard">Finally it was me and my fate or no fade. Well fuck fade, besides Faust was not around and the idea was not needed. At least where I was going which apparently was nowhere.</text:p>
      <text:p text:style-name="Standard"/>
      <text:p text:style-name="Standard">The only thing I had to work on was to wake up in time and to work on the discipline. The one needed when doing the art. All I needed was a bit of time to get things going. However this day I could not work so much. All I could think of was that I had a new studio. </text:p>
      <text:p text:style-name="Standard">It only meant that I lacked the mind and the patience. To be able to listen for the sound. </text:p>
      <text:p text:style-name="Standard">As I was listening I started to hear footsteps approaching. It was Rose. </text:p>
      <text:p text:style-name="Standard">“Hi, how are you. I´m not bothering am I.”</text:p>
      <text:p text:style-name="Standard">“no no” </text:p>
      <text:p text:style-name="Standard">I said feeling a bit bothered. But it was not her. It was my focus. </text:p>
      <text:p text:style-name="Standard"><text:s/>A what the hell I thought, perhaps its better to socialize. </text:p>
      <text:p text:style-name="Standard">“Hey Rose, good to see you, how are things” I said.</text:p>
      <text:p text:style-name="Standard">“Things are good” she said as she stood at the door meanwhile I was sitting and looking at the screen. </text:p>
      <text:p text:style-name="Standard">I hit the stop button as I stood up. </text:p>
      <text:p text:style-name="Standard">“ You want some coffee” </text:p>
      <text:p text:style-name="Standard">“yes please” she said.</text:p>
      <text:p text:style-name="Standard">We walked to my other room. Again I hit the coffee and we sat down. She tells me about her last weeks. There had been some emotional moments. </text:p>
      <text:p text:style-name="Standard">“I realized I was to much” Rose said. </text:p>
      <text:p text:style-name="Standard">“Then I tried to put my self off but that did not work, because then people would come up to me and ask if everything was ok”. She continued. </text:p>
      <text:p text:style-name="Standard">I looked at her and listened. The issue was that she was to much leaning against the push. She had this idea that everyone should know what they want and then go for it. This was here truth. It was the idea of the road towards the goal. The only way forward..... </text:p>
      <text:p text:style-name="Standard"><text:s/></text:p>
      <text:p text:style-name="Standard">“So how are you doing” Elena said to me leaning her body towards the bar table. She was wearing <text:soft-page-break/>all black and I could see her tits shaping the shadows of her black dress. Suddenly I had the greatest urge to fuck her. But I was on my third beer and I had smoked two joints. My mind was not clear. But who could decide what would happen. No one I thought. The path towards the future is un known and not so interesting. So I decided what ever would happened would not be on me. I could see her legs, also black. I started to wonder what was under there. I could picture her naked. But somehow it was not so pleasing. I could imagine the tits hanging there, and the decaying body of the lifeless bush. </text:p>
      <text:p text:style-name="Standard">“please do not tell me the hardcore stuff, I´m only interested in the juicy details”</text:p>
      <text:p text:style-name="Standard">“what do you mean” I said “ah, you want the gossip, something fun, something light”</text:p>
      <text:p text:style-name="Standard">“well yes.” she sa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0T02:51:56</meta:creation-date>
    <dc:date>2013-01-29T17:33:09</dc:date>
    <meta:editing-duration>PT6H55M21S</meta:editing-duration>
    <meta:editing-cycles>1</meta:editing-cycles>
    <meta:generator>OpenOffice.org/3.3$Unix OpenOffice.org_project/330m20$Build-9567</meta:generator>
    <meta:document-statistic meta:table-count="0" meta:image-count="0" meta:object-count="0" meta:page-count="2" meta:paragraph-count="28" meta:word-count="870" meta:character-count="4374"/>
  </office:meta>
</office:document-meta>
</file>